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743cm"/>
    </style:style>
    <style:style style:name="co3" style:family="table-column">
      <style:table-column-properties fo:break-before="auto" style:column-width="19.09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cccc"/>
    </style:style>
    <style:style style:name="ce7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ja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errada corrrectamente</text:p>
          </table:table-cell>
          <table:table-cell table:style-name="ce1" office:value-type="string">
            <text:p>solucion</text:p>
          </table:table-cell>
          <table:table-cell table:style-name="ce6" table:number-columns-repeated="1021"/>
        </table:table-row>
        <table:table-row table:style-name="ro1">
          <table:table-cell table:style-name="ce2" office:value-type="float" office:value="91088">
            <text:p>91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92340">
            <text:p>9234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1">
          <table:table-cell office:value-type="float" office:value="92350">
            <text:p>9235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2">
          <table:table-cell office:value-type="float" office:value="95474">
            <text:p>95474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number-columns-repeated="1021"/>
        </table:table-row>
        <table:table-row table:style-name="ro1">
          <table:table-cell office:value-type="float" office:value="96114">
            <text:p>96114</text:p>
          </table:table-cell>
          <table:table-cell office:value-type="string">
            <text:p>NO</text:p>
          </table:table-cell>
          <table:table-cell office:value-type="string">
            <text:p>Se cierra porque no se puede ejecutar el workaround suministrado debido a que al usuario le ha ocurrido otro error</text:p>
          </table:table-cell>
          <table:table-cell table:number-columns-repeated="1021"/>
        </table:table-row>
        <table:table-row table:style-name="ro2">
          <table:table-cell office:value-type="float" office:value="100433">
            <text:p>1004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1135">
            <text:p>101135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number-columns-repeated="1021"/>
        </table:table-row>
        <table:table-row table:style-name="ro1">
          <table:table-cell office:value-type="float" office:value="101372">
            <text:p>101372</text:p>
          </table:table-cell>
          <table:table-cell office:value-type="string">
            <text:p>SI</text:p>
          </table:table-cell>
          <table:table-cell office:value-type="string">
            <text:p>Se trata el mismo problema en el ticket 100433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471">
            <text:p>10147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1504">
            <text:p>1015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1531">
            <text:p>10153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548">
            <text:p>10154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1570">
            <text:p>1015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1686">
            <text:p>101686</text:p>
          </table:table-cell>
          <table:table-cell office:value-type="string">
            <text:p>SI</text:p>
          </table:table-cell>
          <table:table-cell office:value-type="string">
            <text:p>Se crea Ticket TEO 2239 para corregir el error (planificado para versión 2.12.0)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895">
            <text:p>10189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 (Relacionada con 102094)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983">
            <text:p>10198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realizan cambios en el servidor , pero no se tiene confirmación por parte del usuario de que está resuelto el problema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999">
            <text:p>10199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2094">
            <text:p>102094</text:p>
          </table:table-cell>
          <table:table-cell office:value-type="string">
            <text:p>SI</text:p>
          </table:table-cell>
          <table:table-cell office:value-type="string">
            <text:p>Dependiente de la 101531</text:p>
          </table:table-cell>
          <table:table-cell table:number-columns-repeated="1021"/>
        </table:table-row>
        <table:table-row table:style-name="ro1">
          <table:table-cell office:value-type="float" office:value="102096">
            <text:p>102096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number-columns-repeated="1021"/>
        </table:table-row>
        <table:table-row table:style-name="ro2">
          <table:table-cell office:value-type="float" office:value="102461">
            <text:p>10246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2594">
            <text:p>102594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style-name="ce5" table:number-columns-repeated="1021"/>
        </table:table-row>
        <table:table-row table:style-name="ro2">
          <table:table-cell table:style-name="ce5" office:value-type="float" office:value="102595">
            <text:p>10259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El usuario no indica que esté conforme con el cierre. No se da solución a la visualización de la cita</text:p>
          </table:table-cell>
          <table:table-cell table:number-columns-repeated="1021"/>
        </table:table-row>
        <table:table-row table:style-name="ro2">
          <table:table-cell office:value-type="float" office:value="102610">
            <text:p>10261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2686">
            <text:p>102686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2995">
            <text:p>10299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aporta una solución, pero el usuario no certifica que le funciona correctamente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3253">
            <text:p>10325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falta de documentación</text:p>
          </table:table-cell>
          <table:table-cell table:number-columns-repeated="1021"/>
        </table:table-row>
        <table:table-row table:style-name="ro1">
          <table:table-cell office:value-type="float" office:value="103592">
            <text:p>103592</text:p>
          </table:table-cell>
          <table:table-cell office:value-type="string">
            <text:p>SI</text:p>
          </table:table-cell>
          <table:table-cell office:value-type="string">
            <text:p>Bug detectado que se corregirá en la versión 2,12,0</text:p>
          </table:table-cell>
          <table:table-cell table:number-columns-repeated="1021"/>
        </table:table-row>
        <table:table-row table:style-name="ro1">
          <table:table-cell office:value-type="float" office:value="103683">
            <text:p>103683</text:p>
          </table:table-cell>
          <table:table-cell office:value-type="string">
            <text:p>SI</text:p>
          </table:table-cell>
          <table:table-cell office:value-type="string">
            <text:p>Se cierra porque es in bug conocido del CSA que se corrige en la versión 2.11.1 </text:p>
          </table:table-cell>
          <table:table-cell table:number-columns-repeated="1021"/>
        </table:table-row>
        <table:table-row table:style-name="ro2">
          <table:table-cell office:value-type="float" office:value="103869">
            <text:p>1038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3892">
            <text:p>103892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1">
          <table:table-cell office:value-type="float" office:value="103921">
            <text:p>103921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03913)</text:p>
          </table:table-cell>
          <table:table-cell table:number-columns-repeated="1021"/>
        </table:table-row>
        <table:table-row table:style-name="ro2">
          <table:table-cell office:value-type="float" office:value="103950">
            <text:p>10395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3986">
            <text:p>103986</text:p>
          </table:table-cell>
          <table:table-cell office:value-type="string">
            <text:p>SI</text:p>
          </table:table-cell>
          <table:table-cell table:style-name="ce2" office:value-type="string">
            <text:p>El problema raíz es la gestión incorrecta de conexiones, que va en la versión 2.11.1 </text:p>
          </table:table-cell>
          <table:table-cell table:number-columns-repeated="1021"/>
        </table:table-row>
        <table:table-row table:style-name="ro1">
          <table:table-cell table:style-name="ce2" office:value-type="float" office:value="104024">
            <text:p>10402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4028">
            <text:p>104028</text:p>
          </table:table-cell>
          <table:table-cell office:value-type="string">
            <text:p>SI</text:p>
          </table:table-cell>
          <table:table-cell office:value-type="string">
            <text:p>Se trata el mismo problema en el ticket 103950</text:p>
          </table:table-cell>
          <table:table-cell table:number-columns-repeated="1021"/>
        </table:table-row>
        <table:table-row table:style-name="ro2">
          <table:table-cell office:value-type="float" office:value="104087">
            <text:p>10408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5" table:number-columns-repeated="1021"/>
        </table:table-row>
        <table:table-row table:style-name="ro2">
          <table:table-cell office:value-type="float" office:value="104088">
            <text:p>104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ce4" office:value-type="float" office:value="104103">
            <text:p>10410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129">
            <text:p>104129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251">
            <text:p>10425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4680">
            <text:p>10468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739">
            <text:p>10473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002">
            <text:p>105002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5294">
            <text:p>1052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00">
            <text:p>1053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23">
            <text:p>105323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5475">
            <text:p>1054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659">
            <text:p>1056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931">
            <text:p>1059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947">
            <text:p>105947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6048">
            <text:p>106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6179">
            <text:p>106179</text:p>
          </table:table-cell>
          <table:table-cell office:value-type="string">
            <text:p>SI</text:p>
          </table:table-cell>
          <table:table-cell table:style-name="ce2" office:value-type="string">
            <text:p>Error conocido que se corrige en la versión 2.10.1 </text:p>
          </table:table-cell>
          <table:table-cell table:number-columns-repeated="1021"/>
        </table:table-row>
        <table:table-row table:style-name="ro2">
          <table:table-cell office:value-type="float" office:value="106204">
            <text:p>1062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5" table:number-columns-repeated="1021"/>
        </table:table-row>
        <table:table-row table:style-name="ro2">
          <table:table-cell office:value-type="float" office:value="106270">
            <text:p>1062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ce5" office:value-type="float" office:value="106305">
            <text:p>10630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6372">
            <text:p>10637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544">
            <text:p>1065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789">
            <text:p>106789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2">
          <table:table-cell office:value-type="float" office:value="106983">
            <text:p>10698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990">
            <text:p>106990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3">
            <text:p>107003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6">
            <text:p>1070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567">
            <text:p>107567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7611">
            <text:p>10761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630">
            <text:p>1076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479">
            <text:p>10847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08482">
            <text:p>10848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508">
            <text:p>10850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41">
            <text:p>10874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51">
            <text:p>10875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076">
            <text:p>10907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09131">
            <text:p>1091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474">
            <text:p>10947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594">
            <text:p>109594</text:p>
          </table:table-cell>
          <table:table-cell office:value-type="string">
            <text:p>SI</text:p>
          </table:table-cell>
          <table:table-cell office:value-type="string">
            <text:p>Se resuelve la incidencia (Funciona IOS 8.1.2)</text:p>
          </table:table-cell>
          <table:table-cell table:number-columns-repeated="1021"/>
        </table:table-row>
        <table:table-row table:style-name="ro1">
          <table:table-cell office:value-type="float" office:value="109596">
            <text:p>109596</text:p>
          </table:table-cell>
          <table:table-cell office:value-type="string">
            <text:p>SI</text:p>
          </table:table-cell>
          <table:table-cell office:value-type="string">
            <text:p>Se trata el mismo problema en el ticket 109594</text:p>
          </table:table-cell>
          <table:table-cell table:number-columns-repeated="1021"/>
        </table:table-row>
        <table:table-row table:style-name="ro2">
          <table:table-cell office:value-type="float" office:value="109888">
            <text:p>1098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0302">
            <text:p>1103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19">
            <text:p>11101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20">
            <text:p>111020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3">
          <table:table-cell table:style-name="ce2" office:value-type="float" office:value="111276">
            <text:p>111276</text:p>
          </table:table-cell>
          <table:table-cell office:value-type="string">
            <text:p>SI</text:p>
          </table:table-cell>
          <table:table-cell office:value-type="string">
            <text:p>Se cierra la incidencia de acuerdo con el usuario</text:p>
          </table:table-cell>
          <table:table-cell table:number-columns-repeated="1021"/>
        </table:table-row>
        <table:table-row table:style-name="ro2">
          <table:table-cell office:value-type="float" office:value="111318">
            <text:p>1113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1">
          <table:table-cell office:value-type="float" office:value="111319">
            <text:p>111319</text:p>
          </table:table-cell>
          <table:table-cell office:value-type="string">
            <text:p>NO</text:p>
          </table:table-cell>
          <table:table-cell office:value-type="string">
            <text:p>No hay homologación con IOS8</text:p>
          </table:table-cell>
          <table:table-cell table:number-columns-repeated="1021"/>
        </table:table-row>
        <table:table-row table:style-name="ro3">
          <table:table-cell table:style-name="ce2" office:value-type="float" office:value="111455">
            <text:p>1114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Default" office:value-type="float" office:value="111664">
            <text:p>111664</text:p>
          </table:table-cell>
          <table:table-cell office:value-type="string">
            <text:p>SI</text:p>
          </table:table-cell>
          <table:table-cell office:value-type="string">
            <text:p>Se resuelve la incidencia cambiando la url del CSA por el SAD</text:p>
          </table:table-cell>
          <table:table-cell table:number-columns-repeated="1021"/>
        </table:table-row>
        <table:table-row table:style-name="ro2">
          <table:table-cell office:value-type="float" office:value="111922">
            <text:p>11192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59">
            <text:p>1122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66">
            <text:p>11226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2551">
            <text:p>112551</text:p>
          </table:table-cell>
          <table:table-cell office:value-type="string">
            <text:p>SI</text:p>
          </table:table-cell>
          <table:table-cell office:value-type="string">
            <text:p>Se cierra la incidencia de acuerdo con 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12657">
            <text:p>11265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690">
            <text:p>11269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764">
            <text:p>11276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807">
            <text:p>112807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1">
          <table:table-cell office:value-type="float" office:value="112945">
            <text:p>112945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1">
          <table:table-cell table:style-name="ce2" office:value-type="float" office:value="113125">
            <text:p>11312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355">
            <text:p>1133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669">
            <text:p>1136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700">
            <text:p>1137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3713">
            <text:p>113713</text:p>
          </table:table-cell>
          <table:table-cell office:value-type="string">
            <text:p>SI</text:p>
          </table:table-cell>
          <table:table-cell office:value-type="string">
            <text:p>Se dan indicaciones al usuario </text:p>
          </table:table-cell>
          <table:table-cell table:number-columns-repeated="1021"/>
        </table:table-row>
        <table:table-row table:style-name="ro2">
          <table:table-cell office:value-type="float" office:value="113832">
            <text:p>11383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Default" table:number-columns-repeated="1021"/>
        </table:table-row>
        <table:table-row table:style-name="ro2">
          <table:table-cell office:value-type="float" office:value="113881">
            <text:p>113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930">
            <text:p>1139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4039">
            <text:p>11403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14186">
            <text:p>11418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4444">
            <text:p>1144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5178">
            <text:p>115178</text:p>
          </table:table-cell>
          <table:table-cell office:value-type="string">
            <text:p>NO</text:p>
          </table:table-cell>
          <table:table-cell office:value-type="string">
            <text:p>Se cierra al no haberse podido diagnosticar el problema</text:p>
          </table:table-cell>
          <table:table-cell table:number-columns-repeated="1021"/>
        </table:table-row>
        <table:table-row table:style-name="ro3">
          <table:table-cell table:style-name="ce2" office:value-type="float" office:value="115757">
            <text:p>115757</text:p>
          </table:table-cell>
          <table:table-cell office:value-type="string">
            <text:p>NO</text:p>
          </table:table-cell>
          <table:table-cell office:value-type="string">
            <text:p>Se cierra al no haberse podido diagnosticar el problema</text:p>
          </table:table-cell>
          <table:table-cell table:number-columns-repeated="1021"/>
        </table:table-row>
        <table:table-row table:style-name="ro1">
          <table:table-cell table:style-name="Default" office:value-type="float" office:value="115854">
            <text:p>115854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11455)</text:p>
          </table:table-cell>
          <table:table-cell table:number-columns-repeated="1021"/>
        </table:table-row>
        <table:table-row table:style-name="ro3">
          <table:table-cell table:style-name="ce2" office:value-type="float" office:value="115881">
            <text:p>115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5963">
            <text:p>115963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16012">
            <text:p>116012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16084">
            <text:p>116084</text:p>
          </table:table-cell>
          <table:table-cell office:value-type="string">
            <text:p>NO</text:p>
          </table:table-cell>
          <table:table-cell office:value-type="string">
            <text:p>Se dan indicaciones al usuario . Funcionalidad no implementadoa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6391">
            <text:p>116391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1">
          <table:table-cell table:style-name="ce2" office:value-type="float" office:value="116394">
            <text:p>116394</text:p>
          </table:table-cell>
          <table:table-cell office:value-type="string">
            <text:p>SI</text:p>
          </table:table-cell>
          <table:table-cell table:style-name="ce2" office:value-type="string">
            <text:p>Se ha creado el Defecto #4696 en TEO 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6402">
            <text:p>1164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6419">
            <text:p>116419</text:p>
          </table:table-cell>
          <table:table-cell office:value-type="string">
            <text:p>SI</text:p>
          </table:table-cell>
          <table:table-cell office:value-type="string">
            <text:p>Se resuelve la incidencia, con versión inferior de navegador. No homologado con Firefox 36</text:p>
          </table:table-cell>
          <table:table-cell table:number-columns-repeated="1021"/>
        </table:table-row>
        <table:table-row table:style-name="ro3">
          <table:table-cell table:style-name="ce2" office:value-type="float" office:value="116529">
            <text:p>11652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1">
          <table:table-cell table:style-name="ce2" office:value-type="float" office:value="116744">
            <text:p>116744</text:p>
          </table:table-cell>
          <table:table-cell office:value-type="string">
            <text:p>SI</text:p>
          </table:table-cell>
          <table:table-cell office:value-type="string">
            <text:p>Error puntual que no se vuelve a reproducir(una cita provocaba un fallo)</text:p>
          </table:table-cell>
          <table:table-cell table:number-columns-repeated="1021"/>
        </table:table-row>
        <table:table-row table:style-name="ro1">
          <table:table-cell table:style-name="ce2" office:value-type="float" office:value="117147">
            <text:p>11714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7215">
            <text:p>117215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17233)</text:p>
          </table:table-cell>
          <table:table-cell table:number-columns-repeated="1021"/>
        </table:table-row>
        <table:table-row table:style-name="ro1">
          <table:table-cell table:style-name="ce2" office:value-type="float" office:value="117241">
            <text:p>117241</text:p>
          </table:table-cell>
          <table:table-cell office:value-type="string">
            <text:p>NO</text:p>
          </table:table-cell>
          <table:table-cell office:value-type="string">
            <text:p>Se cierra porque no es posible configurar que sólo llegue un email al cambiar una cita periódica</text:p>
          </table:table-cell>
          <table:table-cell table:number-columns-repeated="1021"/>
        </table:table-row>
        <table:table-row table:style-name="ro1">
          <table:table-cell table:style-name="ce2" office:value-type="float" office:value="117760">
            <text:p>11776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7836">
            <text:p>117836</text:p>
          </table:table-cell>
          <table:table-cell office:value-type="string">
            <text:p>SI</text:p>
          </table:table-cell>
          <table:table-cell office:value-type="string">
            <text:p>Error puntual que no se vuelve a reproducir(varias citas provocaban fallo)</text:p>
          </table:table-cell>
          <table:table-cell table:number-columns-repeated="1021"/>
        </table:table-row>
        <table:table-row table:style-name="ro1">
          <table:table-cell table:style-name="ce2" office:value-type="float" office:value="117857">
            <text:p>117857</text:p>
          </table:table-cell>
          <table:table-cell office:value-type="string">
            <text:p>SI</text:p>
          </table:table-cell>
          <table:table-cell office:value-type="string">
            <text:p>Se resuelve la incidencia cambiando la url del CSA por el SAD</text:p>
          </table:table-cell>
          <table:table-cell table:number-columns-repeated="1021"/>
        </table:table-row>
        <table:table-row table:style-name="ro1">
          <table:table-cell table:style-name="ce2" office:value-type="float" office:value="117881">
            <text:p>117881</text:p>
          </table:table-cell>
          <table:table-cell office:value-type="string">
            <text:p>SI</text:p>
          </table:table-cell>
          <table:table-cell office:value-type="string">
            <text:p>Error puntual que no se vuelve a reproducir(varias citas provocaban fallo)</text:p>
          </table:table-cell>
          <table:table-cell table:number-columns-repeated="1021"/>
        </table:table-row>
        <table:table-row table:style-name="ro1">
          <table:table-cell table:style-name="ce2" office:value-type="float" office:value="118048">
            <text:p>118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8075">
            <text:p>1180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8363">
            <text:p>11836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8518">
            <text:p>1185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3">
          <table:table-cell table:style-name="ce2" office:value-type="float" office:value="118654">
            <text:p>11865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8794">
            <text:p>1187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9191">
            <text:p>11919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9209">
            <text:p>11920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9243">
            <text:p>11924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9801">
            <text:p>11980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19821">
            <text:p>119821</text:p>
          </table:table-cell>
          <table:table-cell office:value-type="string">
            <text:p>NO</text:p>
          </table:table-cell>
          <table:table-cell office:value-type="string">
            <text:p>Utilidad no implementada</text:p>
          </table:table-cell>
          <table:table-cell table:number-columns-repeated="1021"/>
        </table:table-row>
        <table:table-row table:style-name="ro3">
          <table:table-cell table:style-name="ce2" office:value-type="float" office:value="119912">
            <text:p>11991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20477">
            <text:p>12047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20506">
            <text:p>12050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0592">
            <text:p>12059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0711">
            <text:p>120711</text:p>
          </table:table-cell>
          <table:table-cell table:style-name="ce5" office:value-type="string">
            <text:p>NO</text:p>
          </table:table-cell>
          <table:table-cell office:value-type="string">
            <text:p>No homologado con Outlook 2013</text:p>
          </table:table-cell>
          <table:table-cell table:number-columns-repeated="1021"/>
        </table:table-row>
        <table:table-row table:style-name="ro3">
          <table:table-cell table:style-name="ce2" office:value-type="float" office:value="120753">
            <text:p>120753</text:p>
          </table:table-cell>
          <table:table-cell table:style-name="ce5" office:value-type="string">
            <text:p>NO</text:p>
          </table:table-cell>
          <table:table-cell office:value-type="string">
            <text:p>Se crea ticket Mejora para habilitar/deshabilitar el login único</text:p>
          </table:table-cell>
          <table:table-cell table:number-columns-repeated="1021"/>
        </table:table-row>
        <table:table-row table:style-name="ro3">
          <table:table-cell table:style-name="ce2" office:value-type="float" office:value="120815">
            <text:p>12081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0855">
            <text:p>120855</text:p>
          </table:table-cell>
          <table:table-cell office:value-type="string">
            <text:p>NO</text:p>
          </table:table-cell>
          <table:table-cell office:value-type="string">
            <text:p>Se dan indicaciones al usuario . Funcionalidad no implementada (Calendario festivo Thunderbird)</text:p>
          </table:table-cell>
          <table:table-cell table:number-columns-repeated="1021"/>
        </table:table-row>
        <table:table-row table:style-name="ro3">
          <table:table-cell table:style-name="ce2" office:value-type="float" office:value="121094">
            <text:p>1210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21273">
            <text:p>121273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3">
          <table:table-cell table:style-name="ce2" office:value-type="float" office:value="121618">
            <text:p>121618</text:p>
          </table:table-cell>
          <table:table-cell office:value-type="string">
            <text:p>SI</text:p>
          </table:table-cell>
          <table:table-cell office:value-type="string">
            <text:p>Error puntual que no se vuelve a reproducir (sobrecarga nodo)</text:p>
          </table:table-cell>
          <table:table-cell table:number-columns-repeated="1021"/>
        </table:table-row>
        <table:table-row table:style-name="ro3">
          <table:table-cell table:style-name="ce2" office:value-type="float" office:value="121638">
            <text:p>121638</text:p>
          </table:table-cell>
          <table:table-cell table:style-name="ce5" office:value-type="string">
            <text:p>NO</text:p>
          </table:table-cell>
          <table:table-cell office:value-type="string">
            <text:p>No homologado con Windows Phone</text:p>
          </table:table-cell>
          <table:table-cell table:number-columns-repeated="1021"/>
        </table:table-row>
        <table:table-row table:style-name="ro3">
          <table:table-cell table:style-name="ce2" office:value-type="float" office:value="121750">
            <text:p>12175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1752">
            <text:p>121752</text:p>
          </table:table-cell>
          <table:table-cell table:style-name="ce5" office:value-type="string">
            <text:p>NO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1833">
            <text:p>1218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3">
          <table:table-cell table:style-name="ce2" office:value-type="float" office:value="121920">
            <text:p>12192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2062">
            <text:p>12206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3">
          <table:table-cell table:style-name="ce2" office:value-type="float" office:value="122097">
            <text:p>122097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22062)</text:p>
          </table:table-cell>
          <table:table-cell table:number-columns-repeated="1021"/>
        </table:table-row>
        <table:table-row table:style-name="ro3">
          <table:table-cell table:style-name="ce2" office:value-type="float" office:value="122134">
            <text:p>122134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number-columns-repeated="1024" table:default-cell-style-name="ce3"/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1276">
            <text:p>11127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sincronizacio...</text:p>
          </table:table-cell>
          <table:table-cell table:style-name="ce2" office:value-type="string">
            <text:p>La usuaria silvia.saenzte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1-28T13:34:00">
            <text:p>28/01/15 13:34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8d </text:p>
          </table:table-cell>
          <table:table-cell table:style-name="ce2" office:value-type="float" office:value="111455">
            <text:p>11145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1-30T10:32:00">
            <text:p>30/01/15 10:3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2551">
            <text:p>11255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Sincronizacio...</text:p>
          </table:table-cell>
          <table:table-cell table:style-name="ce2" office:value-type="string">
            <text:p>Buenas, estamos tenie...</text:p>
          </table:table-cell>
          <table:table-cell table:style-name="ce2" office:value-type="string">
            <text:p>manuel.coro...</text:p>
          </table:table-cell>
          <table:table-cell table:style-name="ce8" office:value-type="date" office:date-value="2015-02-11T12:50:00">
            <text:p>11/02/15 12:5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4d </text:p>
          </table:table-cell>
          <table:table-cell table:style-name="ce2" office:value-type="float" office:value="112657">
            <text:p>1126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l servidor web age...</text:p>
          </table:table-cell>
          <table:table-cell table:style-name="ce2" office:value-type="string">
            <text:p>Buenos días, creemos que ...</text:p>
          </table:table-cell>
          <table:table-cell table:style-name="ce2" office:value-type="string">
            <text:p>albertoj.di...</text:p>
          </table:table-cell>
          <table:table-cell table:style-name="ce8" office:value-type="date" office:date-value="2015-02-12T11:28:00">
            <text:p>12/02/15 11:2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3713">
            <text:p>11371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Duplicitad de citas</text:p>
          </table:table-cell>
          <table:table-cell table:style-name="ce2" office:value-type="string">
            <text:p>Buenos días, a mariac.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2-24T14:48:00">
            <text:p>24/02/15 14:4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9d 7h </text:p>
          </table:table-cell>
          <table:table-cell table:style-name="ce2" office:value-type="float" office:value="115178">
            <text:p>11517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Error al ed...</text:p>
          </table:table-cell>
          <table:table-cell table:style-name="ce2" office:value-type="string">
            <text:p>Al editar la cita que adj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3-13T08:47:00">
            <text:p>13/03/15 08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9d 7h </text:p>
          </table:table-cell>
          <table:table-cell table:style-name="ce2" office:value-type="float" office:value="115757">
            <text:p>1157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Thunderbir...</text:p>
          </table:table-cell>
          <table:table-cell table:style-name="ce2" office:value-type="string">
            <text:p>Me ha dado un error en mi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3-19T09:05:00">
            <text:p>19/03/15 09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8d </text:p>
          </table:table-cell>
          <table:table-cell table:style-name="ce2" office:value-type="float" office:value="115881">
            <text:p>115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produce error al sincr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3-20T09:09:00">
            <text:p>20/03/15 09:0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7d 7h </text:p>
          </table:table-cell>
          <table:table-cell table:style-name="ce2" office:value-type="float" office:value="115963">
            <text:p>11596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Thunderbir...</text:p>
          </table:table-cell>
          <table:table-cell table:style-name="ce2" office:value-type="string">
            <text:p>Me ha dado un error en mi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3-20T14:56:00">
            <text:p>20/03/15 14:5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6012">
            <text:p>11601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produce error al sincr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3-23T10:01:00">
            <text:p>23/03/15 10:0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0d 1h </text:p>
          </table:table-cell>
          <table:table-cell table:style-name="ce2" office:value-type="float" office:value="116084">
            <text:p>11608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onsulta sobre acce...</text:p>
          </table:table-cell>
          <table:table-cell table:style-name="ce2" office:value-type="string">
            <text:p>Buenos días, estoy intere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3-23T14:11:00">
            <text:p>23/03/15 14:1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41min </text:p>
          </table:table-cell>
          <table:table-cell table:style-name="ce2" office:value-type="float" office:value="116394">
            <text:p>1163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Sincronizac...</text:p>
          </table:table-cell>
          <table:table-cell table:style-name="ce2" office:value-type="string">
            <text:p>En relación al problema n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3-26T08:55:00">
            <text:p>26/03/15 08:5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1h </text:p>
          </table:table-cell>
          <table:table-cell table:style-name="ce2" office:value-type="float" office:value="116419">
            <text:p>11641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s al imprim...</text:p>
          </table:table-cell>
          <table:table-cell table:style-name="ce2" office:value-type="string">
            <text:p>Al imprimir agenda AG@TA ...</text:p>
          </table:table-cell>
          <table:table-cell table:style-name="ce2" office:value-type="string">
            <text:p>francisco.l...</text:p>
          </table:table-cell>
          <table:table-cell table:style-name="ce8" office:value-type="date" office:date-value="2015-03-26T11:49:00">
            <text:p>26/03/15 11:4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6529">
            <text:p>11652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ajp jboss Aga...</text:p>
          </table:table-cell>
          <table:table-cell table:style-name="ce2" office:value-type="string">
            <text:p>Buenos días, hemos ten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3-27T14:25:00">
            <text:p>27/03/15 14:2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2d </text:p>
          </table:table-cell>
          <table:table-cell table:style-name="ce2" office:value-type="float" office:value="116744">
            <text:p>11674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 de acceso ...</text:p>
          </table:table-cell>
          <table:table-cell table:style-name="ce2" office:value-type="string">
            <text:p>Buenos días La usuaria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1T08:54:00">
            <text:p>01/04/15 08:54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8d </text:p>
          </table:table-cell>
          <table:table-cell table:style-name="ce2" office:value-type="float" office:value="117147">
            <text:p>11714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 lentitud e...</text:p>
          </table:table-cell>
          <table:table-cell table:style-name="ce2" office:value-type="string">
            <text:p>Desde ayer se ha observad...</text:p>
          </table:table-cell>
          <table:table-cell table:style-name="ce2" office:value-type="string">
            <text:p>manuel.guis...</text:p>
          </table:table-cell>
          <table:table-cell table:style-name="ce8" office:value-type="date" office:date-value="2015-04-08T09:38:00">
            <text:p>08/04/15 09:3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7d </text:p>
          </table:table-cell>
          <table:table-cell table:style-name="ce2" office:value-type="float" office:value="117215">
            <text:p>11721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Incidencia en la ci...</text:p>
          </table:table-cell>
          <table:table-cell table:style-name="ce2" office:value-type="string">
            <text:p>Se trata de la Secretaria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8T14:30:00">
            <text:p>08/04/15 14:3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1d </text:p>
          </table:table-cell>
          <table:table-cell table:style-name="ce2" office:value-type="float" office:value="117241">
            <text:p>11724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Incidencia de AGATA...</text:p>
          </table:table-cell>
          <table:table-cell table:style-name="ce2" office:value-type="string">
            <text:p>Buenas tardes, No pued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8T18:22:00">
            <text:p>08/04/15 18:2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7760">
            <text:p>11776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Las librerías que u...</text:p>
          </table:table-cell>
          <table:table-cell table:style-name="ce2" office:value-type="string">
            <text:p>Las librerías que usa el ...</text:p>
          </table:table-cell>
          <table:table-cell table:style-name="ce2" office:value-type="string">
            <text:p>manuel.guis...</text:p>
          </table:table-cell>
          <table:table-cell table:style-name="ce8" office:value-type="date" office:date-value="2015-04-13T20:01:00">
            <text:p>13/04/15 20:0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9d </text:p>
          </table:table-cell>
          <table:table-cell table:style-name="ce2" office:value-type="float" office:value="117836">
            <text:p>11783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v2] Error en ...</text:p>
          </table:table-cell>
          <table:table-cell table:style-name="ce2" office:value-type="string">
            <text:p>Buenas tardes, Se está...</text:p>
          </table:table-cell>
          <table:table-cell table:style-name="ce2" office:value-type="string">
            <text:p>minmaculada...</text:p>
          </table:table-cell>
          <table:table-cell table:style-name="ce8" office:value-type="date" office:date-value="2015-04-14T13:12:00">
            <text:p>14/04/15 13:1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0d </text:p>
          </table:table-cell>
          <table:table-cell table:style-name="ce2" office:value-type="float" office:value="117857">
            <text:p>1178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Problema de sincronizació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4-14T16:29:00">
            <text:p>14/04/15 16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3d </text:p>
          </table:table-cell>
          <table:table-cell table:style-name="ce2" office:value-type="float" office:value="117881">
            <text:p>117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EL GERENTE INDICA QUE AL 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4-14T22:32:00">
            <text:p>14/04/15 22:3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1d </text:p>
          </table:table-cell>
          <table:table-cell table:style-name="ce2" office:value-type="float" office:value="118048">
            <text:p>11804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s cuenta Ag...</text:p>
          </table:table-cell>
          <table:table-cell table:style-name="ce2" office:value-type="string">
            <text:p>Buenas TEnemos problem...</text:p>
          </table:table-cell>
          <table:table-cell table:style-name="ce2" office:value-type="string">
            <text:p>implantacio...</text:p>
          </table:table-cell>
          <table:table-cell table:style-name="ce8" office:value-type="date" office:date-value="2015-04-16T11:20:00">
            <text:p>16/04/15 11:2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7d </text:p>
          </table:table-cell>
          <table:table-cell table:style-name="ce2" office:value-type="float" office:value="118075">
            <text:p>11807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lta usuario Ag@ta</text:p>
          </table:table-cell>
          <table:table-cell table:style-name="ce2" office:value-type="string">
            <text:p>Solicito Alta de usuario ...</text:p>
          </table:table-cell>
          <table:table-cell table:style-name="ce2" office:value-type="string">
            <text:p>luis.garcia...</text:p>
          </table:table-cell>
          <table:table-cell table:style-name="ce8" office:value-type="date" office:date-value="2015-04-16T11:47:00">
            <text:p>16/04/15 11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8d 1h </text:p>
          </table:table-cell>
          <table:table-cell table:style-name="ce2" office:value-type="float" office:value="118363">
            <text:p>11836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4-20T14:05:00">
            <text:p>20/04/15 14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4d </text:p>
          </table:table-cell>
          <table:table-cell table:style-name="ce2" office:value-type="float" office:value="118518">
            <text:p>11851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Anulación</text:p>
          </table:table-cell>
          <table:table-cell table:style-name="ce2" office:value-type="string">
            <text:p>Máquinas apagadas</text:p>
          </table:table-cell>
          <table:table-cell table:style-name="ce2" office:value-type="string">
            <text:p>Las máquinas con IP 10.24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4-21T13:05:00">
            <text:p>21/04/15 13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0d </text:p>
          </table:table-cell>
          <table:table-cell table:style-name="ce2" office:value-type="float" office:value="118654">
            <text:p>11865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Soporte a SSH para ...</text:p>
          </table:table-cell>
          <table:table-cell table:style-name="ce2" office:value-type="string">
            <text:p>Con el fin de solucionar 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4-23T13:16:00">
            <text:p>23/04/15 13:1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7d </text:p>
          </table:table-cell>
          <table:table-cell table:style-name="ce2" office:value-type="float" office:value="118794">
            <text:p>1187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Sincronizar...</text:p>
          </table:table-cell>
          <table:table-cell table:style-name="ce2" office:value-type="string">
            <text:p>Buenos días. Como el año 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4-27T10:38:00">
            <text:p>27/04/15 10:3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0d </text:p>
          </table:table-cell>
          <table:table-cell table:style-name="ce2" office:value-type="float" office:value="119191">
            <text:p>11919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nlace roto en docu...</text:p>
          </table:table-cell>
          <table:table-cell table:style-name="ce2" office:value-type="string">
            <text:p>En la ayuda de AGATA http...</text:p>
          </table:table-cell>
          <table:table-cell table:style-name="ce2" office:value-type="string">
            <text:p>maria.villa...</text:p>
          </table:table-cell>
          <table:table-cell table:style-name="ce8" office:value-type="date" office:date-value="2015-04-29T12:45:00">
            <text:p>29/04/15 12:4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5d </text:p>
          </table:table-cell>
          <table:table-cell table:style-name="ce2" office:value-type="float" office:value="119209">
            <text:p>11920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al renombrar ...</text:p>
          </table:table-cell>
          <table:table-cell table:style-name="ce2" office:value-type="string">
            <text:p>Buenos días, desde CMA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4-29T13:29:00">
            <text:p>29/04/15 13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9243">
            <text:p>11924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No sincroniza IOS8 ...</text:p>
          </table:table-cell>
          <table:table-cell table:style-name="ce2" office:value-type="string">
            <text:p>Se ha verifiado que las c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4-29T14:27:00">
            <text:p>29/04/15 14:2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19801">
            <text:p>11980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Al acceder a Agata con el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5-06T13:12:00">
            <text:p>06/05/15 13:1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6d 7h </text:p>
          </table:table-cell>
          <table:table-cell table:style-name="ce2" office:value-type="float" office:value="119821">
            <text:p>11982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5-06T14:35:00">
            <text:p>06/05/15 14:3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9d 7h </text:p>
          </table:table-cell>
          <table:table-cell table:style-name="ce2" office:value-type="float" office:value="119912">
            <text:p>11991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daniel.gime...</text:p>
          </table:table-cell>
          <table:table-cell table:style-name="ce8" office:value-type="date" office:date-value="2015-05-07T13:29:00">
            <text:p>07/05/15 13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2d 7h </text:p>
          </table:table-cell>
          <table:table-cell table:style-name="ce2" office:value-type="float" office:value="120477">
            <text:p>12047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uentas de Correo G...</text:p>
          </table:table-cell>
          <table:table-cell table:style-name="ce2" office:value-type="string">
            <text:p>Buenas tardes, Estamo...</text:p>
          </table:table-cell>
          <table:table-cell table:style-name="ce2" office:value-type="string">
            <text:p>l-aplicacio...</text:p>
          </table:table-cell>
          <table:table-cell table:style-name="ce8" office:value-type="date" office:date-value="2015-05-13T13:58:00">
            <text:p>13/05/15 13:5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506">
            <text:p>12050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roblemas con calen...</text:p>
          </table:table-cell>
          <table:table-cell table:style-name="ce2" office:value-type="string">
            <text:p>LA USUARIA INDICA QUE TIE...</text:p>
          </table:table-cell>
          <table:table-cell table:style-name="ce2" office:value-type="string">
            <text:p>daniel.gime...</text:p>
          </table:table-cell>
          <table:table-cell table:style-name="ce8" office:value-type="date" office:date-value="2015-05-13T20:08:00">
            <text:p>13/05/15 20:0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592">
            <text:p>12059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roblema en el apar...</text:p>
          </table:table-cell>
          <table:table-cell table:style-name="ce2" office:value-type="string">
            <text:p>Las citas no se ven sobre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5-14T13:25:00">
            <text:p>14/05/15 13:2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20711">
            <text:p>12071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Funambol con ...</text:p>
          </table:table-cell>
          <table:table-cell table:style-name="ce2" office:value-type="string">
            <text:p>Buenas tardes, Hemo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15T13:09:00">
            <text:p>15/05/15 13:0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9d 26min </text:p>
          </table:table-cell>
          <table:table-cell table:style-name="ce2" office:value-type="float" office:value="120753">
            <text:p>12075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Lógin unico</text:p>
          </table:table-cell>
          <table:table-cell table:style-name="ce2" office:value-type="string">
            <text:p>Consulta 120128. Dejo 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5-18T09:00:00">
            <text:p>18/05/15 09:0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815">
            <text:p>12081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Correo: mariaj.cepeda.ssp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18T12:43:00">
            <text:p>18/05/15 12:4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0h </text:p>
          </table:table-cell>
          <table:table-cell table:style-name="ce2" office:value-type="float" office:value="120855">
            <text:p>12085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Conexión de agenda ...</text:p>
          </table:table-cell>
          <table:table-cell table:style-name="ce2" office:value-type="string">
            <text:p>Buenos días, estamos trat...</text:p>
          </table:table-cell>
          <table:table-cell table:style-name="ce2" office:value-type="string">
            <text:p>fernando.pu...</text:p>
          </table:table-cell>
          <table:table-cell table:style-name="ce8" office:value-type="date" office:date-value="2015-05-18T16:07:00">
            <text:p>18/05/15 16:0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0d 2h </text:p>
          </table:table-cell>
          <table:table-cell table:style-name="ce2" office:value-type="float" office:value="121094">
            <text:p>1210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Deshabilitar Caché ...</text:p>
          </table:table-cell>
          <table:table-cell table:style-name="ce2" office:value-type="string">
            <text:p>Necesitamos conocer cómo ...</text:p>
          </table:table-cell>
          <table:table-cell table:style-name="ce2" office:value-type="string">
            <text:p>maria.villa...</text:p>
          </table:table-cell>
          <table:table-cell table:style-name="ce8" office:value-type="date" office:date-value="2015-05-20T14:16:00">
            <text:p>20/05/15 14:1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273">
            <text:p>12127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actualizac...</text:p>
          </table:table-cell>
          <table:table-cell table:style-name="ce2" office:value-type="string">
            <text:p>Agata no me deja actualiz...</text:p>
          </table:table-cell>
          <table:table-cell table:style-name="ce2" office:value-type="string">
            <text:p>luissantiag...</text:p>
          </table:table-cell>
          <table:table-cell table:style-name="ce8" office:value-type="date" office:date-value="2015-05-22T09:45:00">
            <text:p>22/05/15 09:4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618">
            <text:p>12161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No funciona correct...</text:p>
          </table:table-cell>
          <table:table-cell table:style-name="ce2" office:value-type="string">
            <text:p>Desde principios de seman...</text:p>
          </table:table-cell>
          <table:table-cell table:style-name="ce2" office:value-type="string">
            <text:p>cristina.se...</text:p>
          </table:table-cell>
          <table:table-cell table:style-name="ce8" office:value-type="date" office:date-value="2015-05-27T09:08:00">
            <text:p>27/05/15 09:0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638">
            <text:p>12163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Soporte para window...</text:p>
          </table:table-cell>
          <table:table-cell table:style-name="ce2" office:value-type="string">
            <text:p>¿Puede funcionar un windo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5-27T10:05:00">
            <text:p>27/05/15 10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3h </text:p>
          </table:table-cell>
          <table:table-cell table:style-name="ce2" office:value-type="float" office:value="121750">
            <text:p>12175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No se cargan las citas. n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5-28T09:22:00">
            <text:p>28/05/15 09:2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min </text:p>
          </table:table-cell>
          <table:table-cell table:style-name="ce2" office:value-type="float" office:value="121752">
            <text:p>12175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lta en Ag@ta</text:p>
          </table:table-cell>
          <table:table-cell table:style-name="ce2" office:value-type="string">
            <text:p>Buenos días, me gustaría 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5-28T09:41:00">
            <text:p>28/05/15 09:4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6d 21h </text:p>
          </table:table-cell>
          <table:table-cell table:style-name="ce2" office:value-type="float" office:value="121833">
            <text:p>12183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Entorno de ...</text:p>
          </table:table-cell>
          <table:table-cell table:style-name="ce2" office:value-type="string">
            <text:p>Buenas tardes. El entorno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5-28T19:20:00">
            <text:p>28/05/15 19:2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3h </text:p>
          </table:table-cell>
          <table:table-cell table:style-name="ce2" office:value-type="float" office:value="121920">
            <text:p>12192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cceso Agenda Agata</text:p>
          </table:table-cell>
          <table:table-cell table:style-name="ce2" office:value-type="string">
            <text:p>Hola! He intentado accede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29T21:19:00">
            <text:p>29/05/15 21:1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h 16min </text:p>
          </table:table-cell>
          <table:table-cell table:style-name="ce2" office:value-type="float" office:value="122062">
            <text:p>12206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Persona de contacto: ME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6-01T18:13:00">
            <text:p>01/06/15 18:1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2d 21h </text:p>
          </table:table-cell>
          <table:table-cell table:style-name="ce2" office:value-type="float" office:value="122097">
            <text:p>12209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6-02T09:56:00">
            <text:p>02/06/15 09:5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54min </text:p>
          </table:table-cell>
          <table:table-cell table:style-name="ce2" office:value-type="float" office:value="122134">
            <text:p>12213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itas duplicadas</text:p>
          </table:table-cell>
          <table:table-cell table:style-name="ce2" office:value-type="string">
            <text:p>Buenas tardes. Se trata 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6-02T12:57:00">
            <text:p>02/06/15 12:5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Hoja2.A1:Hoja2.C93" table:display-filter-buttons="true"/>
        <table:database-range table:target-range-address="Hoja2.A1:Hoja2.C1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12:4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NDRA</meta:initial-creator>
    <dc:creator>INDRA </dc:creator>
    <meta:creation-date>2015-03-10T09:53:36Z</meta:creation-date>
    <dc:date>2015-06-15T12:42:56.35</dc:date>
    <meta:editing-duration>PT11H10M24S</meta:editing-duration>
    <meta:editing-cycles>19</meta:editing-cycles>
    <meta:document-statistic meta:table-count="2" meta:cell-count="1089" meta:object-count="0"/>
  </office:meta>
</office:document-meta>
</file>